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3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P4" style:family="paragraph" style:parent-style-name="Text_20_body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6f151"/>
    </style:style>
    <style:style style:name="T3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Strong_20_Emphasis"><text:span text:style-name="T1">Pregunta 1:</text:span></text:span> ¿Qué es un enlace duro en Linux y cuál es su característica principal?</text:p>
      <text:p text:style-name="P4"><text:span text:style-name="Strong_20_Emphasis"><text:span text:style-name="T1">Respuesta 1:</text:span></text:span> Un enlace duro es una entrada de directorio que apunta a la misma ubicación física en el disco que otro archivo. Su característica principal es que comparten el mismo inodo y, por lo tanto, los mismos datos de archivo.</text:p>
      <text:p text:style-name="Horizontal_20_Line"/>
      <text:p text:style-name="P4"><text:span text:style-name="Strong_20_Emphasis"><text:span text:style-name="T1">Pregunta 2:</text:span></text:span> ¿Cuál es la diferencia clave entre un enlace duro y un enlace simbólico?</text:p>
      <text:p text:style-name="P4"><text:span text:style-name="Strong_20_Emphasis"><text:span text:style-name="T1">Respuesta 2:</text:span></text:span> La diferencia clave es que un enlace duro apunta al mismo inodo que el archivo original y comparte los mismos datos de archivo, mientras que un enlace simbólico apunta a la ubicación del archivo original y puede apuntar a diferentes ubicaciones o archivos.</text:p>
      <text:p text:style-name="Horizontal_20_Line"/>
      <text:p text:style-name="P4"><text:span text:style-name="Strong_20_Emphasis"><text:span text:style-name="T1">Pregunta 3:</text:span></text:span> ¿Cuál es el comando en la línea de comandos para crear un enlace duro en Linux?</text:p>
      <text:p text:style-name="P4"><text:span text:style-name="Strong_20_Emphasis"><text:span text:style-name="T1">Respuesta 3:</text:span></text:span> El comando para crear un enlace duro en Linux es <text:span text:style-name="Source_20_Text"><text:span text:style-name="T1">ln origen destino</text:span></text:span>.</text:p>
      <text:p text:style-name="Horizontal_20_Line"/>
      <text:p text:style-name="P4"><text:span text:style-name="Strong_20_Emphasis"><text:span text:style-name="T1">Pregunta 4:</text:span></text:span> ¿Puedes crear un enlace duro a través de sistemas de archivos diferentes?</text:p>
      <text:p text:style-name="P4"><text:span text:style-name="Strong_20_Emphasis"><text:span text:style-name="T1">Respuesta 4:</text:span></text:span> No, los enlaces duros solo pueden ser creados dentro del mismo sistema de archivos.</text:p>
      <text:p text:style-name="Horizontal_20_Line"/>
      <text:p text:style-name="P4"><text:span text:style-name="Strong_20_Emphasis"><text:span text:style-name="T1">Pregunta 5:</text:span></text:span> ¿Cuál es el propósito de un enlace simbólico en Linux?</text:p>
      <text:p text:style-name="P4"><text:span text:style-name="Strong_20_Emphasis"><text:span text:style-name="T1">Respuesta 5:</text:span></text:span> Un enlace simbólico se utiliza para crear un atajo o referencia a otro archivo o directorio, incluso a través de sistemas de archivos diferentes.</text:p>
      <text:p text:style-name="Horizontal_20_Line"/>
      <text:p text:style-name="P4"><text:span text:style-name="Strong_20_Emphasis"><text:span text:style-name="T1">Pregunta 6:</text:span></text:span> ¿Cuál es el comando en la línea de comandos para crear un enlace simbólico en Linux?</text:p>
      <text:p text:style-name="P4"><text:span text:style-name="Strong_20_Emphasis"><text:span text:style-name="T1">Respuesta 6:</text:span></text:span> El comando para crear un enlace simbólico en Linux es <text:span text:style-name="Source_20_Text"><text:span text:style-name="T1">ln -s origen destino</text:span></text:span>.</text:p>
      <text:p text:style-name="Horizontal_20_Line"/>
      <text:p text:style-name="P4"><text:span text:style-name="Strong_20_Emphasis"><text:span text:style-name="T1">Pregunta 7:</text:span></text:span> ¿Puedes crear un enlace simbólico a un directorio?</text:p>
      <text:p text:style-name="P4"><text:span text:style-name="Strong_20_Emphasis"><text:span text:style-name="T1">Respuesta 7:</text:span></text:span> Sí, es posible crear un enlace simbólico a un directorio en Linux.</text:p>
      <text:p text:style-name="Horizontal_20_Line"/>
      <text:p text:style-name="P4"><text:soft-page-break/><text:span text:style-name="Strong_20_Emphasis"><text:span text:style-name="T1">Pregunta 8:</text:span></text:span> ¿Cuál es la diferencia entre un enlace duro y un enlace simbólico en términos de resolución de enlaces?</text:p>
      <text:p text:style-name="P4"><text:span text:style-name="Strong_20_Emphasis"><text:span text:style-name="T1">Respuesta 8:</text:span></text:span> Un enlace duro se resuelve directamente al archivo original, mientras que un enlace simbólico se resuelve a través de la ubicación especificada en el enlace.</text:p>
      <text:p text:style-name="Horizontal_20_Line"/>
      <text:p text:style-name="P4"><text:span text:style-name="Strong_20_Emphasis"><text:span text:style-name="T1">Pregunta 9:</text:span></text:span> ¿Qué sucede si eliminas el archivo original al que apunta un enlace duro?</text:p>
      <text:p text:style-name="P4"><text:span text:style-name="Strong_20_Emphasis"><text:span text:style-name="T1">Respuesta 9:</text:span></text:span> Los enlaces duros siguen apuntando al inodo del archivo, por lo que el archivo original y sus enlaces duros seguirán existiendo hasta que se eliminen todos los enlaces.</text:p>
      <text:p text:style-name="Horizontal_20_Line"/>
      <text:p text:style-name="P4"><text:span text:style-name="Strong_20_Emphasis"><text:span text:style-name="T1">Pregunta 10:</text:span></text:span> ¿Qué sucede si eliminas el archivo original al que apunta un enlace simbólico?</text:p>
      <text:p text:style-name="P4"><text:span text:style-name="Strong_20_Emphasis"><text:span text:style-name="T1">Respuesta 10:</text:span></text:span> Si eliminas el archivo original al que apunta un enlace simbólico, el enlace simbólico se vuelve "roto" y ya no apunta a ningún archivo.</text:p>
      <text:p text:style-name="Horizontal_20_Line"/>
      <text:p text:style-name="P4"><text:span text:style-name="Strong_20_Emphasis"><text:span text:style-name="T1">Pregunta 11:</text:span></text:span> ¿Cuál es la ventaja de utilizar enlaces simbólicos sobre enlaces duros en ciertas situaciones?</text:p>
      <text:p text:style-name="P4"><text:span text:style-name="Strong_20_Emphasis"><text:span text:style-name="T1">Respuesta 11:</text:span></text:span> Los enlaces simbólicos pueden atravesar sistemas de archivos y proporcionar más flexibilidad al apuntar a diferentes ubicaciones o archivos.</text:p>
      <text:p text:style-name="Horizontal_20_Line"/>
      <text:p text:style-name="P4"><text:span text:style-name="Strong_20_Emphasis"><text:span text:style-name="T1">Pregunta 12:</text:span></text:span> ¿Cuál es la ventaja de utilizar enlaces duros sobre enlaces simbólicos en ciertas situaciones?</text:p>
      <text:p text:style-name="P4"><text:span text:style-name="Strong_20_Emphasis"><text:span text:style-name="T1">Respuesta 12:</text:span></text:span> Los enlaces duros comparten los mismos datos de archivo, lo que puede ahorrar espacio en disco y garantizar que los cambios se reflejen en todos los enlaces.</text:p>
      <text:p text:style-name="Horizontal_20_Line"/>
      <text:p text:style-name="P4"><text:span text:style-name="Strong_20_Emphasis"><text:span text:style-name="T1">Pregunta 13:</text:span></text:span> ¿Cuál es el propósito del comando <text:span text:style-name="Source_20_Text"><text:span text:style-name="T1">readlink</text:span></text:span> en Linux?</text:p>
      <text:p text:style-name="P4"><text:span text:style-name="Strong_20_Emphasis"><text:span text:style-name="T1">Respuesta 13:</text:span></text:span> El comando <text:span text:style-name="Source_20_Text"><text:span text:style-name="T1">readlink</text:span></text:span> se utiliza para mostrar el destino de un enlace simbólico.</text:p>
      <text:p text:style-name="Horizontal_20_Line"/>
      <text:p text:style-name="P4"><text:span text:style-name="Strong_20_Emphasis"><text:span text:style-name="T1">Pregunta 14:</text:span></text:span> ¿Puedes crear enlaces simbólicos a través de sistemas de archivos montados en ubicaciones diferentes?</text:p>
      <text:p text:style-name="P4"><text:soft-page-break/><text:span text:style-name="Strong_20_Emphasis"><text:span text:style-name="T1">Respuesta 14:</text:span></text:span> Sí, es posible crear enlaces simbólicos que apunten a través de sistemas de archivos montados en ubicaciones diferentes.</text:p>
      <text:p text:style-name="Horizontal_20_Line"/>
      <text:p text:style-name="P4"><text:span text:style-name="Strong_20_Emphasis"><text:span text:style-name="T1">Pregunta 15:</text:span></text:span> ¿Cuál es el comando en la línea de comandos para mostrar todos los enlaces duros y simbólicos en un directorio?</text:p>
      <text:p text:style-name="P4"><text:span text:style-name="Strong_20_Emphasis"><text:span text:style-name="T1">Respuesta 15:</text:span></text:span> El comando para mostrar todos los enlaces duros y simbólicos en un directorio es <text:span text:style-name="Source_20_Text"><text:span text:style-name="T1">ls -l</text:span></text:span>.</text:p>
      <text:p text:style-name="Horizontal_20_Line"/>
      <text:p text:style-name="P4"><text:span text:style-name="Strong_20_Emphasis"><text:span text:style-name="T1">Pregunta 16:</text:span></text:span> ¿Puedes crear enlaces simbólicos a directorios superiores (..) o directorios absolutos en Linux?</text:p>
      <text:p text:style-name="P4"><text:span text:style-name="Strong_20_Emphasis"><text:span text:style-name="T1">Respuesta 16:</text:span></text:span> Sí, es posible crear enlaces simbólicos a directorios superiores (..) o directorios absolutos en Linux.</text:p>
      <text:p text:style-name="Horizontal_20_Line"/>
      <text:p text:style-name="P4"><text:span text:style-name="Strong_20_Emphasis"><text:span text:style-name="T1">Pregunta 17:</text:span></text:span> ¿Cuál es el comando en la línea de comandos para eliminar un enlace simbólico en Linux?</text:p>
      <text:p text:style-name="P4"><text:span text:style-name="Strong_20_Emphasis"><text:span text:style-name="T1">Respuesta 17:</text:span></text:span> El comando para eliminar un enlace simbólico en Linux es <text:span text:style-name="Source_20_Text"><text:span text:style-name="T1">rm</text:span></text:span>.</text:p>
      <text:p text:style-name="Horizontal_20_Line"/>
      <text:p text:style-name="P4"><text:span text:style-name="Strong_20_Emphasis"><text:span text:style-name="T1">Pregunta 18:</text:span></text:span> ¿Cuál es el comando en la línea de comandos para eliminar un enlace duro en Linux?</text:p>
      <text:p text:style-name="P4"><text:span text:style-name="Strong_20_Emphasis"><text:span text:style-name="T1">Respuesta 18:</text:span></text:span> No puedes eliminar un enlace duro sin eliminar el archivo original al que apunta, ya que comparten el mismo inodo.</text:p>
      <text:p text:style-name="Horizontal_20_Line"/>
      <text:p text:style-name="P4"><text:span text:style-name="Strong_20_Emphasis"><text:span text:style-name="T1">Pregunta 19:</text:span></text:span> ¿Cuál es la diferencia entre un enlace duro y un enlace simbólico en términos de inodos?</text:p>
      <text:p text:style-name="P4"><text:span text:style-name="Strong_20_Emphasis"><text:span text:style-name="T1">Respuesta 19:</text:span></text:span> Un enlace duro comparte el mismo inodo que el archivo original, mientras que un enlace simbólico tiene su propio inodo y apunta al inodo del archivo original.</text:p>
      <text:p text:style-name="Horizontal_20_Line"/>
      <text:p text:style-name="P4"><text:span text:style-name="Strong_20_Emphasis"><text:span text:style-name="T1">Pregunta 20:</text:span></text:span> ¿Cuál es el propósito del comando <text:span text:style-name="Source_20_Text"><text:span text:style-name="T1">ln -i</text:span></text:span> en la línea de comandos?</text:p>
      <text:p text:style-name="P4"><text:span text:style-name="Strong_20_Emphasis"><text:span text:style-name="T1">Respuesta 20:</text:span></text:span> El comando <text:span text:style-name="Source_20_Text"><text:span text:style-name="T1">ln -i</text:span></text:span> se utiliza para solicitar una confirmación antes de sobrescribir un enlace existente con el mismo nombre.</text:p>
      <text:p text:style-name="P5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b2a6e" officeooo:paragraph-rsid="002b2a6e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3"><draw:image xlink:href="Pictures/10000001000001360000004A30263C5DB1AE7E44.png" xlink:type="simple" xlink:show="embed" xlink:actuate="onLoad" draw:mime-type="image/png"/></draw:frame>Dispositivos, sistemas de ficheros y estándar de jerarquía en Linux</text:p>
        <text:p text:style-name="MP2"><text:s/>Crear y cambiar enlaces duros y simbólicos</text:p>
      </style:header>
      <style:footer>
        <text:p text:style-name="MP3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2:23:00.504582925</dc:date>
    <meta:editing-duration>PT2H18M7S</meta:editing-duration>
    <meta:editing-cycles>34</meta:editing-cycles>
    <meta:generator>LibreOffice/7.4.1.2$Linux_X86_64 LibreOffice_project/3c58a8f3a960df8bc8fd77b461821e42c061c5f0</meta:generator>
    <meta:document-statistic meta:table-count="0" meta:image-count="1" meta:object-count="0" meta:page-count="4" meta:paragraph-count="43" meta:word-count="797" meta:character-count="4748" meta:non-whitespace-character-count="3993"/>
  </office:meta>
</office:document-meta>
</file>